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ErfahrungenDbBasierterAnsatz" style:family="table">
      <style:table-properties style:width="16.999cm" table:align="margins"/>
    </style:style>
    <style:style style:name="ErfahrungenDbBasierterAnsatz.A" style:family="table-column">
      <style:table-column-properties style:column-width="8.498cm" style:rel-column-width="32767*"/>
    </style:style>
    <style:style style:name="ErfahrungenDbBasierterAnsatz.B" style:family="table-column">
      <style:table-column-properties style:column-width="8.5cm" style:rel-column-width="32768*"/>
    </style:style>
    <style:style style:name="ErfahrungenDbBasierterAnsatz.A1" style:family="table-cell">
      <style:table-cell-properties fo:padding="0.097cm" fo:border-left="0.002cm solid #000000" fo:border-right="none" fo:border-top="0.002cm solid #000000" fo:border-bottom="0.002cm solid #000000"/>
    </style:style>
    <style:style style:name="ErfahrungenDbBasierterAnsatz.B1" style:family="table-cell">
      <style:table-cell-properties fo:padding="0.097cm" fo:border="0.002cm solid #000000"/>
    </style:style>
    <style:style style:name="ErfahrungenDbBasierterAnsatz.A2" style:family="table-cell">
      <style:table-cell-properties fo:padding="0.097cm" fo:border-left="0.002cm solid #000000" fo:border-right="none" fo:border-top="none" fo:border-bottom="0.002cm solid #000000"/>
    </style:style>
    <style:style style:name="ErfahrungenDbBasierterAnsatz.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list-style-name="L1"/>
    <style:style style:name="P4" style:family="paragraph" style:parent-style-name="Text_20_body" style:list-style-name="L2"/>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list-style-name="L3"/>
    <style:style style:name="P8" style:family="paragraph" style:parent-style-name="Standard" style:list-style-name="L4"/>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
      <text:h text:style-name="Heading_20_1" text:outline-level="1">Einführung</text:h>
      <text:p text:style-name="Standard">FaktorIPS ist ein Werkzeug zur modellgetriebenen Entwicklung versicherungsfachlicher Systeme mit Fokus auf der einheitlichen Abbildung des Produktwissens. Insbesondere können mit FaktorIPS nicht nur die Modelle der Systeme bearbeitet werden, sondern auch die Produktinformationen selbst verwaltet werden.</text:p>
      <text:p text:style-name="Standard"/>
      <text:p text:style-name="Standard">FaktorIPS kann in den folgenden zwei Szenarien eingesetzt werden:</text:p>
      <text:list text:style-name="L1">
        <text:list-item>
          <text:p text:style-name="P3">Entwicklung eines zentralen Produktservers oder Produktkomponente</text:p>
        </text:list-item>
        <text:list-item>
          <text:p text:style-name="P3">Entwicklung eines neuen versicherungsfachlichen Systemes wie Angebot, Bestand u. a.</text:p>
        </text:list-item>
      </text:list>
      <text:p text:style-name="Standard"/>
      <text:h text:style-name="Heading_20_2" text:outline-level="2">Bisherige Ansätze</text:h>
      <text:p text:style-name="Standard">Zum leichteren Verständnis werden an dieser Stelle die Erfahrungen mit den bisherigen Ansätze <text:s/>zur Entwicklung solcher Systeme kurz dargestellt. Wir unterscheiden dabei grob zwischen dem datenbasierten und dem IDE-basierten Ansatz.</text:p>
      <text:h text:style-name="Heading_20_3" text:outline-level="3">Datenbasierter Ansatz</text:h>
      <text:p text:style-name="Text_20_body">Beim datenbasierten Ansatz wird das Produktwissen in einem Produktdatenmodell abgebildet. Die Pflege der Produkte erfolgt durch die Fachabteilung mit einem Tabelleneditor. Die Interpretation der Produktdaten wird durch die Anwendungsentwicklung programmiert.</text:p>
      <text:p text:style-name="Text_20_body">Die folgende Tabelle zeigt die mit diesem Ansatz gemachten Erfahrungen</text:p>
      <table:table table:name="ErfahrungenDbBasierterAnsatz" table:style-name="ErfahrungenDbBasierterAnsatz">
        <table:table-column table:style-name="ErfahrungenDbBasierterAnsatz.A"/>
        <table:table-column table:style-name="ErfahrungenDbBasierterAnsatz.B"/>
        <table:table-header-rows>
          <table:table-row>
            <table:table-cell table:style-name="ErfahrungenDbBasierterAnsatz.A1" office:value-type="string">
              <text:p text:style-name="Table_20_Heading">Positive</text:p>
            </table:table-cell>
            <table:table-cell table:style-name="ErfahrungenDbBasierterAnsatz.B1" office:value-type="string">
              <text:p text:style-name="Table_20_Heading">Negative</text:p>
            </table:table-cell>
          </table:table-row>
        </table:table-header-rows>
        <table:table-row>
          <table:table-cell table:style-name="ErfahrungenDbBasierterAnsatz.A2" office:value-type="string">
            <text:p text:style-name="Table_20_Contents">Verwendung von etablierten Standards (Datenbanken, Datenmodellierung, Programmiersprache &amp; IDE), die durch die Anwendungsentwicklung des VU beherrscht werden.</text:p>
          </table:table-cell>
          <table:table-cell table:style-name="ErfahrungenDbBasierterAnsatz.B2" office:value-type="string">
            <text:p text:style-name="Table_20_Contents"/>
          </table:table-cell>
        </table:table-row>
        <table:table-row>
          <table:table-cell table:style-name="ErfahrungenDbBasierterAnsatz.A2" office:value-type="string">
            <text:p text:style-name="Table_20_Contents">Integrierter Bestandteil der operativen Systeme, dadurch meist performant, wenn auf die Konstruktion von Metamodellen verzichtet wird.</text:p>
          </table:table-cell>
          <table:table-cell table:style-name="ErfahrungenDbBasierterAnsatz.B2" office:value-type="string">
            <text:p text:style-name="Table_20_Contents">Häufig hat jedes operative System ein eigenes Produktdatenmodell. Die Interpretation des Produktdatenmodells ist in den einzelnen Systemen redundant implementiert.</text:p>
          </table:table-cell>
        </table:table-row>
        <table:table-row>
          <table:table-cell table:style-name="ErfahrungenDbBasierterAnsatz.A2" office:value-type="string">
            <text:p text:style-name="Table_20_Contents">Fachabteilung kann neue Produkte im durch das Datenmodell erlaubten Rahmem selbstständig definieren.</text:p>
          </table:table-cell>
          <table:table-cell table:style-name="ErfahrungenDbBasierterAnsatz.B2" office:value-type="string">
            <text:p text:style-name="Table_20_Contents">Nicht alle Aspekte des Produktwissens wie zum Beispiel logische Bedingungen und Berechnungen eignen sich dazu in <text:s/>Datenmodellen beschrieben zu werden. <text:s/>Die Einführung neuer Produkte/Tarife erfordert deswegen häufig die Erweiterung des Datenmodells bzw. die Implementierung der Produktlogik durch die Anwendungsentwicklung direkt im Programmcode.</text:p>
            <text:p text:style-name="Table_20_Contents"/>
            <text:p text:style-name="Table_20_Contents">Tabellenpflegewerkzeuge sind in der Regel nicht komfortabel.</text:p>
          </table:table-cell>
        </table:table-row>
      </table:table>
      <text:p text:style-name="Text_20_body"/>
      <text:p text:style-name="Text_20_body"/>
      <text:h text:style-name="Heading_20_3" text:outline-level="3">IDE-basierter Ansatz</text:h>
      <text:p text:style-name="Text_20_body">Mit dem IDE-basierten Ansatz wollte man die beiden Hauptschwächen des datenbasierten Ansatzes beseitigen. Man wollte also </text:p>
      <text:list text:style-name="L2">
        <text:list-item>
          <text:p text:style-name="P4">der Fachabteilung die Möglichkeit geben alle Aspekte des Produktwissens - also auch Berechnungen und logische Ausdrücke - selbst zu definieren, so dass neue Produkte und Tarife ohne die Anwendungsentwicklung erstellt werden können,</text:p>
        </text:list-item>
        <text:list-item>
          <text:p text:style-name="P4">sowie das Produktwissen zentralisieren und allen Systemen einheitlich zur Verfügung stellen.</text:p>
        </text:list-item>
      </text:list>
      <text:p text:style-name="Text_20_body">Dies wird erreicht, indem das Produktwissen in einer proprietären Modellierungs- und Programmiersprache beschrieben wird. Die Modellierung und Programmierung des Produktwissens erfolgt in einer eigenen IDE mit eigenem proprietärem Compiler, Debugger, Konfigurationsmanagement. Zur Laufzeit interpretiert eine eigene virtuelle Maschine den Programmcode. Die operativen Systeme greifen über eine generische Schnittstelle dieser VM auf das Produktwissen zu.</text:p>
      <text:p text:style-name="Text_20_body">Die folgende Tabelle zeigt die mit diesem Ansatz gemachten Erfahrungen</text:p>
      <table:table table:name="Tabelle1" table:style-name="Tabelle1">
        <table:table-column table:style-name="Tabelle1.A"/>
        <table:table-column table:style-name="Tabelle1.B"/>
        <table:table-header-rows>
          <table:table-row>
            <table:table-cell table:style-name="Tabelle1.A1" office:value-type="string">
              <text:p text:style-name="Table_20_Heading">Positive</text:p>
            </table:table-cell>
            <table:table-cell table:style-name="Tabelle1.B1" office:value-type="string">
              <text:p text:style-name="Table_20_Heading">Negative</text:p>
            </table:table-cell>
          </table:table-row>
        </table:table-header-rows>
        <table:table-row>
          <table:table-cell table:style-name="Tabelle1.A2" office:value-type="string">
            <text:p text:style-name="Table_20_Contents">Produktwissen kann zentral definiert und von operativen Systemen verwendet werden.</text:p>
          </table:table-cell>
          <table:table-cell table:style-name="Tabelle1.B2" office:value-type="string">
            <text:p text:style-name="Table_20_Contents">Die Fachabteilung kann zwar (theoretisch) selbstständig neue Produkte in der IDE definieren. Verkaufbar sind letztendlich aber nur die Produkte, die mit den operativen Systemen verwaltbar sind. Die Restriktionen der operativen Systeme werden bei dem Ansatz vernachlässigt. </text:p>
            <text:p text:style-name="Table_20_Contents"/>
            <text:p text:style-name="Table_20_Contents">Die Integration der Produktkomponenten mit den operativen Systemen ist durch die generische Schnittstelle der VM aufwändig. Änderungen an der Produktstruktur müssen i.d.R. in den Schnittstellen der operativen Systeme nachgezogen werden.</text:p>
          </table:table-cell>
        </table:table-row>
        <table:table-row>
          <table:table-cell table:style-name="Tabelle1.A2" office:value-type="string">
            <text:p text:style-name="Table_20_Contents"/>
          </table:table-cell>
          <table:table-cell table:style-name="Tabelle1.B2" office:value-type="string">
            <text:p text:style-name="Table_20_Contents">Performanceprobleme durch </text:p>
            <text:p text:style-name="Table_20_Contents">komplexes Mapping in den Schnittstellen.</text:p>
            <text:p text:style-name="Table_20_Contents"/>
            <text:p text:style-name="Table_20_Contents">Inperformante VM <text:s/>(kein Support <text:s/>von Multithreading, fehlende JIT-Compiler, ungünstige Protokolle)</text:p>
          </table:table-cell>
        </table:table-row>
        <table:table-row>
          <table:table-cell table:style-name="Tabelle1.A2" office:value-type="string">
            <text:p text:style-name="Table_20_Contents"/>
          </table:table-cell>
          <table:table-cell table:style-name="Tabelle1.B2" office:value-type="string">
            <text:p text:style-name="Table_20_Contents">Werkzeuge wie Compiler, Debugger etc. sind wie die VM nicht auf dem aktuellen Stand der Technik mangels kritischer Masse.</text:p>
          </table:table-cell>
        </table:table-row>
        <table:table-row>
          <table:table-cell table:style-name="Tabelle1.A2" office:value-type="string">
            <text:p text:style-name="Table_20_Contents"/>
          </table:table-cell>
          <table:table-cell table:style-name="Tabelle1.B2" office:value-type="string">
            <text:p text:style-name="Table_20_Contents">Mitarbeiter in den Fachabteilungen insbesondere im SachHU Bereich verfügen nicht über die notwendige Erfahrung in Modellierung und Programmierung. I.d.R. wird die Produktdefinition durch die Anwendungs-entwicklung durchgeführt.</text:p>
          </table:table-cell>
        </table:table-row>
        <table:table-row>
          <table:table-cell table:style-name="Tabelle1.A2" office:value-type="string">
            <text:p text:style-name="Table_20_Contents"/>
          </table:table-cell>
          <table:table-cell table:style-name="Tabelle1.B2" office:value-type="string">
            <text:p text:style-name="Table_20_Contents">Know-How über proprietäre Programmiersprache und Werkzeuge wenig verbreitet.</text:p>
          </table:table-cell>
        </table:table-row>
      </table:table>
      <text:h text:style-name="Heading_20_2" text:outline-level="2">FaktorIPS-Ansatz</text:h>
      <text:p text:style-name="Text_20_body">Der FaktorIPS-Ansatz basiert auf den folgenden Annahmen:</text:p>
      <text:p text:style-name="P5">Die Einführung neuer Produkte<text:note text:id="ftn0" text:note-class="footnote"><text:note-citation>1</text:note-citation><text:note-body><text:p text:style-name="P6">Mit neuen Produkten sind an dieser Stelle nicht einfache Beitragsanpassungen, geänderte Versucherungssummen <text:s/>etc. gemeint, sondern Produkte, die sich in ihrer Struktur von den bisherigen Produkte unterscheiden. </text:p></text:note-body></text:note> ist ein arbeitsteiliger Prozess an dem Fachabteilung und Anwendungsentwicklung beteiligt sind. </text:p>
      <text:p text:style-name="P6">Die Anwendungsentwicklung ist bei der Einführung neuer Produkte an deren Einführung beteiligt, da sie die notwendigen Anpassungen an den operativen Systeme durchführen muss. Darüber hinaus verfügt sie im Gegensatz zur Fachabteilung über das notwendige Know-How in (objektorientierter) Modellierung und Programmierung.</text:p>
      <text:p text:style-name="P5">Verwendung von weit verbreiteten Standards ist proprietären Eigenentwicklungen vorzuziehen</text:p>
      <text:p text:style-name="P6">OO-Klassenmodelle als Basis für die Modellierung und moderne OO-Programmiersprache sind zur Entwicklung von versicherungsfachlichen Systemen insbesonderen Produktservern hervorragend geeignet. Demzufolge sollte eine Standard-IDE wie Eclipse oder .NET Studio für die Entwicklung und eine etabliserte virtuelle Maschine als Laufzeitumgebung verwendet werden, da dies garantiert, dass die Werkzeuge wie Compiler, Debugger, KM-Tool etc. auf dem aktuellen Stand der Technik sind.</text:p>
      <text:p text:style-name="P6">FaktorIPS ist aus diesem Grund als Sammlung von Plugins für Eclipse (<text:a xlink:type="simple" xlink:href="http://www.eclipse.org/">www.eclipse.org</text:a>) realisiert und bietet jeweils eine eigene Perspektive für die Anwendungsentwicklung und für die Fachabteilung / Produktdefinierer. </text:p>
      <text:p text:style-name="P6">Bei der Perspektive für die Anwendungsentwicklung handelt es sich um die Standard Java-Perspektive von Eclipse, die um FaktorIPS Funktionen erweitert wurde. In dieser Perspektive definiert die Anwendungsentwicklung das versicherungsfachliche Modell. FaktorIPS generiert aus dem Modell Java Sourcecode, den die Anwendungsentwicklung um die Aspekte erweitert, die typischerweise nicht ausmodelliert werden, sondern direkt als Sourcecode realisiert weden, also zum Beispiel Berechnungsvorschriften und Prüflogik. </text:p>
      <text:p text:style-name="P6">Die Fachabteilung pflegt die Produkdefinition in einer speziellen Produktdefinitionsperspektive. Diese Perspektive unterstützt typische Produktdefinitionsprozesse wie zum Beispiel die Anlage einer neuen Tarifgeneration durch Kopie&amp;Modifikation einer bestehenden.</text:p>
      <text:p text:style-name="P6">Die Modellierung erfolgt wie in anderen Softwareentwicklungsprojekten durch Experten in OO‑Modellerierung, die auf Basis der Anforderungen der Fachabteilung ein Modell entwerfen und dies mit den Experten der Fachabteilung abstimmen. Darüber hinaus berücksichtigt die Anwendungsentwicklung die Auswirkungen auf die operativen Systeme bzw. Restriktionen, die durch die operativen Systeme evtl. existieren. </text:p>
      <text:p text:style-name="P6"/>
      <text:p text:style-name="P6"/>
      <text:h text:style-name="Heading_20_1" text:outline-level="1">Kapitel 1: Grundlagen (hello world)</text:h>
      <text:p text:style-name="Text_20_body">klassen: hausratvertrag, hausprodukt</text:p>
      <text:p text:style-name="Standard"/>
      <text:p text:style-name="Standard">Ziele: </text:p>
      <text:p text:style-name="Standard">Grundprinzipien verstehen:</text:p>
      <text:p text:style-name="Standard"><text:s/>- Modellierung</text:p>
      <text:p text:style-name="Standard"><text:s/>- Umgang mit dem generierten Code</text:p>
      <text:p text:style-name="Standard"><text:s/>- Anlegen von Produktbausteinen</text:p>
      <text:p text:style-name="Standard"><text:s/>- Abbildung von Produktänderungen im Zeitablauf</text:p>
      <text:h text:style-name="Heading_20_1" text:outline-level="1">Kapitel 2: hausratmodell</text:h>
      <text:p text:style-name="Standard">Vertrag und Produkt.</text:p>
      <text:p text:style-name="Standard">Erweitern, um deckungen, vers hausrat</text:p>
      <text:p text:style-name="Standard"><text:s/>- Verstehen der Modellierung von Beziehungen</text:p>
      <text:list text:style-name="L3">
        <text:list-item>
          <text:p text:style-name="P7">Fachbereichsperspektive</text:p>
        </text:list-item>
      </text:list>
      <text:p text:style-name="Standard"/>
      <text:h text:style-name="Heading_20_1" text:outline-level="1">Kapitel 3: Einführung eigener Datentypen</text:h>
      <text:h text:style-name="Heading_20_1" text:outline-level="1">Kapitel 4: Formelsprache</text:h>
      <text:h text:style-name="Heading_20_1" text:outline-level="1">Kapitel 5: Tabellen</text:h>
      <text:h text:style-name="Heading_20_1" text:outline-level="1">Kapitel 6: Plausibilisierung</text:h>
      <text:p text:style-name="Text_20_body">Auskunft</text:p>
      <text:p text:style-name="Text_20_body">Prüfungen</text:p>
      <text:h text:style-name="Heading_20_1" text:outline-level="1">Kapitel 7: </text:h>
      <text:p text:style-name="Text_20_body">Anlegen einer neuen Tarif-Generation</text:p>
      <text:p text:style-name="Text_20_body">DeepCopyWizard</text:p>
      <text:h text:style-name="Heading_20_1" text:outline-level="1">Kapitel 8: Testen</text:h>
      <text:h text:style-name="Heading_20_1" text:outline-level="1">Kapitel 9: Umgang mit unterschiedlichen Projekten</text:h>
      <text:p text:style-name="Standard">Einführen von spartenuebergreifenden Klassen</text:p>
      <text:p text:style-name="Standard">Verlagern der Produktdaten in ein eigenes Projekt.</text:p>
      <text:p text:style-name="Standard"/>
      <text:h text:style-name="Heading_20_1" text:outline-level="1">Kapitel 10: FaktorIPS Erweitern</text:h>
      <text:p text:style-name="Standard"><text:s/>- Anpassung der Codegeneratoren</text:p>
      <text:list text:style-name="L4">
        <text:list-item>
          <text:p text:style-name="P8">Erweitern des Metamodells</text:p>
        </text:list-item>
        <text:list-item>
          <text:p text:style-name="P8">Erweitern der Formelsprach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7-24T09:07:10</dc:date>
    <dc:language>de-DE</dc:language>
    <meta:editing-cycles>81</meta:editing-cycles>
    <meta:editing-duration>PT4H5M8S</meta:editing-duration>
    <meta:user-defined meta:name="Info 1"/>
    <meta:user-defined meta:name="Info 2"/>
    <meta:user-defined meta:name="Info 3"/>
    <meta:user-defined meta:name="Info 4"/>
    <meta:document-statistic meta:table-count="2" meta:image-count="0" meta:object-count="0" meta:page-count="5" meta:paragraph-count="77" meta:word-count="958" meta:character-count="7831"/>
  </office:meta>
</office:document-meta>
</file>